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Обычный" style:family="paragraph">
      <style:text-properties style:font-name="Times New Roman" fo:font-size="12pt" style:font-size-asian="12pt" style:font-size-complex="12pt"/>
    </style:style>
    <style:style style:name="P3" style:parent-style-name="Обычный" style:family="paragraph">
      <style:text-properties style:font-name="Times New Roman" fo:font-size="12pt" style:font-size-asian="12pt" style:font-size-complex="12pt"/>
    </style:style>
    <style:style style:name="P4" style:parent-style-name="Обычный" style:family="paragraph">
      <style:text-properties style:font-name="Times New Roman" fo:font-size="12pt" style:font-size-asian="12pt" style:font-size-complex="12pt"/>
    </style:style>
    <style:style style:name="P5" style:parent-style-name="Обычный" style:family="paragraph">
      <style:text-properties style:font-name="Times New Roman" fo:font-size="12pt" style:font-size-asian="12pt" style:font-size-complex="12pt"/>
    </style:style>
    <style:style style:name="P6" style:parent-style-name="Обычный" style:family="paragraph">
      <style:text-properties style:font-name="Times New Roman" fo:font-size="12pt" style:font-size-asian="12pt" style:font-size-complex="12pt"/>
    </style:style>
    <style:style style:name="P7" style:parent-style-name="Обычный" style:family="paragraph">
      <style:text-properties style:font-name="Times New Roman" fo:font-size="12pt" style:font-size-asian="12pt" style:font-size-complex="12pt"/>
    </style:style>
    <style:style style:name="P8" style:parent-style-name="Обычный" style:family="paragraph">
      <style:text-properties style:font-name="Times New Roman" fo:font-size="12pt" style:font-size-asian="12pt" style:font-size-complex="12pt"/>
    </style:style>
    <style:style style:name="P9" style:parent-style-name="Обычный" style:family="paragraph">
      <style:text-properties style:font-name="Times New Roman" fo:font-size="12pt" style:font-size-asian="12pt" style:font-size-complex="12pt"/>
    </style:style>
    <style:style style:name="P10" style:parent-style-name="Обычный" style:family="paragraph">
      <style:text-properties style:font-name="Times New Roman" fo:font-size="12pt" style:font-size-asian="12pt" style:font-size-complex="12pt"/>
    </style:style>
    <style:style style:name="P11" style:parent-style-name="Обычный" style:family="paragraph">
      <style:text-properties style:font-name="Times New Roman" fo:font-size="12pt" style:font-size-asian="12pt" style:font-size-complex="12pt"/>
    </style:style>
    <style:style style:name="P12" style:parent-style-name="Обычный" style:family="paragraph">
      <style:text-properties style:font-name="Times New Roman" fo:font-size="12pt" style:font-size-asian="12pt" style:font-size-complex="12pt"/>
    </style:style>
    <style:style style:name="P13" style:parent-style-name="Обычный" style:family="paragraph">
      <style:text-properties style:font-name="Times New Roman" fo:font-size="12pt" style:font-size-asian="12pt" style:font-size-complex="12pt"/>
    </style:style>
    <style:style style:name="P14" style:parent-style-name="Обычный" style:family="paragraph">
      <style:text-properties style:font-name="Times New Roman" fo:font-size="12pt" style:font-size-asian="12pt" style:font-size-complex="12pt"/>
    </style:style>
    <style:style style:name="P15" style:parent-style-name="Обычный" style:family="paragraph">
      <style:text-properties style:font-name="Times New Roman" fo:font-size="12pt" style:font-size-asian="12pt" style:font-size-complex="12pt"/>
    </style:style>
    <style:style style:name="P16" style:parent-style-name="Обычный" style:family="paragraph">
      <style:text-properties style:font-name="Times New Roman" fo:font-size="12pt" style:font-size-asian="12pt" style:font-size-complex="12pt"/>
    </style:style>
    <style:style style:name="T1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2" style:parent-style-name="Обычный" style:family="paragraph">
      <style:text-properties style:font-name="Times New Roman" fo:font-size="12pt" style:font-size-asian="12pt" style:font-size-complex="12pt"/>
    </style:style>
    <style:style style:name="T2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5" style:parent-style-name="Обычный" style:family="paragraph">
      <style:text-properties style:font-name="Times New Roman" fo:font-size="12pt" style:font-size-asian="12pt" style:font-size-complex="12pt"/>
    </style:style>
    <style:style style:name="P26" style:parent-style-name="Обычный" style:family="paragraph">
      <style:text-properties style:font-name="Times New Roman" fo:font-size="12pt" style:font-size-asian="12pt" style:font-size-complex="12pt"/>
    </style:style>
    <style:style style:name="T27" style:parent-style-name="Гиперссылка" style:family="text">
      <style:text-properties style:font-name="Times New Roman" fo:font-size="12pt" style:font-size-asian="12pt" style:font-size-complex="12pt"/>
    </style:style>
    <style:style style:name="P28" style:parent-style-name="Обычный" style:family="paragraph">
      <style:text-properties style:font-name="Times New Roman" fo:font-size="12pt" style:font-size-asian="12pt" style:font-size-complex="12pt"/>
    </style:style>
    <style:style style:name="T2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1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3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4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5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6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3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0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2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4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7" style:parent-style-name="Обычный" style:family="paragraph">
      <style:text-properties style:font-name="Times New Roman" fo:font-size="12pt" style:font-size-asian="12pt" style:font-size-complex="12pt"/>
    </style:style>
    <style:style style:name="P48" style:parent-style-name="Обычный" style:family="paragraph">
      <style:text-properties style:font-name="Times New Roman" fo:font-size="12pt" style:font-size-asian="12pt" style:font-size-complex="12pt"/>
    </style:style>
    <style:style style:name="P49" style:parent-style-name="Обычный" style:family="paragraph">
      <style:text-properties style:font-name="Times New Roman" fo:font-size="12pt" style:font-size-asian="12pt" style:font-size-complex="12pt"/>
    </style:style>
    <style:style style:name="P50" style:parent-style-name="Обычный" style:family="paragraph">
      <style:text-properties style:font-name="Times New Roman" fo:font-size="12pt" style:font-size-asian="12pt" style:font-size-complex="12pt"/>
    </style:style>
    <style:style style:name="P51" style:parent-style-name="Обычный" style:family="paragraph">
      <style:text-properties style:font-name="Times New Roman" fo:font-size="12pt" style:font-size-asian="12pt" style:font-size-complex="12pt"/>
    </style:style>
    <style:style style:name="P52" style:parent-style-name="Обычный" style:family="paragraph">
      <style:text-properties style:font-name="Times New Roman" fo:font-size="12pt" style:font-size-asian="12pt" style:font-size-complex="12pt"/>
    </style:style>
    <style:style style:name="P53" style:parent-style-name="Обычный" style:family="paragraph">
      <style:text-properties style:font-name="Times New Roman" fo:font-size="12pt" style:font-size-asian="12pt" style:font-size-complex="12pt"/>
    </style:style>
    <style:style style:name="P54" style:parent-style-name="Обычный" style:family="paragraph">
      <style:text-properties style:font-name="Times New Roman" fo:font-size="12pt" style:font-size-asian="12pt" style:font-size-complex="12pt"/>
    </style:style>
    <style:style style:name="P55" style:parent-style-name="Обычный" style:family="paragraph">
      <style:text-properties style:font-name="Times New Roman" fo:font-size="12pt" style:font-size-asian="12pt" style:font-size-complex="12pt"/>
    </style:style>
    <style:style style:name="P56" style:parent-style-name="Обычный" style:family="paragraph">
      <style:text-properties style:font-name="Times New Roman" fo:font-size="12pt" style:font-size-asian="12pt" style:font-size-complex="12pt"/>
    </style:style>
    <style:style style:name="P57" style:parent-style-name="Обычный" style:family="paragraph">
      <style:text-properties style:font-name="Times New Roman" fo:font-size="12pt" style:font-size-asian="12pt" style:font-size-complex="12pt"/>
    </style:style>
    <style:style style:name="P58" style:parent-style-name="Обычный" style:family="paragraph">
      <style:text-properties style:font-name="Times New Roman" fo:font-size="12pt" style:font-size-asian="12pt" style:font-size-complex="12pt"/>
    </style:style>
    <style:style style:name="P59" style:parent-style-name="Обычный" style:family="paragraph">
      <style:text-properties style:font-name="Times New Roman" fo:font-size="12pt" style:font-size-asian="12pt" style:font-size-complex="12pt"/>
    </style:style>
    <style:style style:name="P60" style:parent-style-name="Обычный" style:family="paragraph">
      <style:text-properties style:font-name="Times New Roman" fo:font-size="12pt" style:font-size-asian="12pt" style:font-size-complex="12pt"/>
    </style:style>
    <style:style style:name="P61" style:parent-style-name="Обычный" style:family="paragraph">
      <style:text-properties style:font-name="Times New Roman" fo:font-size="12pt" style:font-size-asian="12pt" style:font-size-complex="12pt"/>
    </style:style>
    <style:style style:name="P62" style:parent-style-name="Обычный" style:family="paragraph">
      <style:text-properties style:font-name="Times New Roman" fo:font-size="12pt" style:font-size-asian="12pt" style:font-size-complex="12pt"/>
    </style:style>
    <style:style style:name="P63" style:parent-style-name="Обычный" style:family="paragraph">
      <style:text-properties style:font-name="Times New Roman" fo:font-size="12pt" style:font-size-asian="12pt" style:font-size-complex="12pt"/>
    </style:style>
    <style:style style:name="P64" style:parent-style-name="Обычный" style:family="paragraph">
      <style:text-properties style:font-name="Times New Roman" fo:font-size="12pt" style:font-size-asian="12pt" style:font-size-complex="12pt"/>
    </style:style>
    <style:style style:name="P65" style:parent-style-name="Обычный" style:family="paragraph">
      <style:text-properties style:font-name="Times New Roman" fo:font-size="12pt" style:font-size-asian="12pt" style:font-size-complex="12pt"/>
    </style:style>
    <style:style style:name="P66" style:parent-style-name="Обычный" style:family="paragraph">
      <style:text-properties style:font-name="Times New Roman" fo:font-size="12pt" style:font-size-asian="12pt" style:font-size-complex="12pt"/>
    </style:style>
    <style:style style:name="P67" style:parent-style-name="Обычный" style:family="paragraph">
      <style:text-properties style:font-name="Times New Roman" fo:font-size="12pt" style:font-size-asian="12pt" style:font-size-complex="12pt"/>
    </style:style>
    <style:style style:name="P68" style:parent-style-name="Обычный" style:family="paragraph">
      <style:text-properties style:font-name="Times New Roman" fo:font-size="12pt" style:font-size-asian="12pt" style:font-size-complex="12pt"/>
    </style:style>
    <style:style style:name="T69" style:parent-style-name="Основнойшрифтабзаца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/>
      <text:p text:style-name="P2">1. Общие сведения о программе</text:p>
      <text:p text:style-name="P3">1.1 Назначение программы</text:p>
      <text:p text:style-name="P4">…</text:p>
      <text:p text:style-name="P5">1.2 Функции программы</text:p>
      <text:p text:style-name="P6">…</text:p>
      <text:p text:style-name="P7">1.3 Требуемый состав технических средств</text:p>
      <text:p text:style-name="P8">…</text:p>
      <text:p text:style-name="P9">1.4 Требуемый состав программных средств</text:p>
      <text:p text:style-name="P10">…</text:p>
      <text:p text:style-name="P11">1.5 Требование к персоналу (системному программисту)</text:p>
      <text:p text:style-name="P12"/>
      <text:p text:style-name="P13">2.<text:s/>Структура программы</text:p>
      <text:p text:style-name="P14">2.1 Сведения о структуре и составных частях программы</text:p>
      <text:p text:style-name="P15">Проект состоит из следующих основных компонент:</text:p>
      <text:p text:style-name="P16">a) Библиотека нейронных сетей на Си – FANN. Все файлы из папки fann</text:p>
      <text:p text:style-name="Обычный"><text:span text:style-name="T17">можно скачать здесь (см. папку src в исходном коде<text:s/></text:span><text:span text:style-name="T18">FANN</text:span><text:span text:style-name="T19">)</text:span></text:p>
      <text:p text:style-name="Обычный"><text:a xlink:href="https://github.com/libfann" office:target-frame-name="_top" xlink:show="replace"><text:span text:style-name="T20">https://github.com/libfann</text:span></text:a><text:span text:style-name="T21"><text:s/></text:span></text:p>
      <text:p text:style-name="P22">или здесь<text:s/></text:p>
      <text:p text:style-name="Обычный"><text:a xlink:href="http://leenissen.dk/fann/wp/download/" office:target-frame-name="_top" xlink:show="replace"><text:span text:style-name="T23">http://leenissen.dk/fann/wp/download/</text:span></text:a></text:p>
      <text:p text:style-name="Обычный"><text:span text:style-name="T24">;</text:span></text:p>
      <text:p text:style-name="P25">b) Библиотека графики QCustomPlot. Два файла в корне проекта:<text:s/>qcustomplot.cpp и qcustomplot.h<text:s/></text:p>
      <text:p text:style-name="P26">можно скачать здесь</text:p>
      <text:p text:style-name="Обычный"><text:a xlink:href="https://www.qcustomplot.com/index.php/download" office:target-frame-name="_top" xlink:show="replace"><text:span text:style-name="T27">https://www.qcustomplot.com/index.php/download</text:span></text:a></text:p>
      <text:p text:style-name="P28">;</text:p>
      <text:p text:style-name="Обычный"><text:span text:style-name="T29">с) GUI, разработанный с помощью стандартных средств Qt Creator. Файлы</text:span><text:span text:style-name="T30"><text:s/></text:span><text:a office:title="mainwindow.ui" xlink:href="https://github.com/AlexKulov/FannGUIQt/blob/dev_AlexKulov/mainwindow.ui" office:target-frame-name="_top" xlink:show="replace"><text:span text:style-name="T31">mainwindow.ui</text:span></text:a><text:span text:style-name="T32">,<text:s/></text:span><text:a office:title="mainwindow.h" xlink:href="https://github.com/AlexKulov/FannGUIQt/blob/dev_AlexKulov/mainwindow.h" office:target-frame-name="_top" xlink:show="replace"><text:span text:style-name="T33">mainwindow.h</text:span></text:a><text:span text:style-name="T34">,<text:s/></text:span><text:a office:title="mainwindow.cpp" xlink:href="https://github.com/AlexKulov/FannGUIQt/blob/dev_AlexKulov/mainwindow.cpp" office:target-frame-name="_top" xlink:show="replace"><text:span text:style-name="T35">mainwindow.cpp</text:span></text:a><text:span text:style-name="T36">;</text:span></text:p>
      <text:p text:style-name="Обычный"><text:span text:style-name="T37">d</text:span><text:span text:style-name="T38">)<text:s/></text:span><text:span text:style-name="T39">Файлы локализации, разработанные с помощью стандартных средств Qt Creator. Все файлы из папки<text:s/></text:span><text:span text:style-name="T40">language</text:span><text:span text:style-name="T41">;</text:span></text:p>
      <text:p text:style-name="Обычный"><text:span text:style-name="T42">e</text:span><text:span text:style-name="T43">) файл проекта для Qt -<text:s/></text:span><text:a office:title="FannGuiQt.pro" xlink:href="https://github.com/AlexKulov/FannGUIQt/blob/dev_AlexKulov/FannGuiQt.pro" office:target-frame-name="_top" xlink:show="replace"><text:span text:style-name="T44">EasyANN.pro</text:span></text:a><text:span text:style-name="T45"><text:s/>(также стандартный файл для входа в программу – main.cpp)</text:span><text:span text:style-name="T46">.</text:span></text:p>
      <text:p text:style-name="P47">Также корневая папка<text:s/>проекта содержит папки: docs и train, где лежат соответственно документация по проекту и обучающие выборки (в документации имеется описание этих выборок).</text:p>
      <text:p text:style-name="P48"/>
      <text:p text:style-name="P49">2.2 Сведения о связях между составными частями программы</text:p>
      <text:p text:style-name="P50">…</text:p>
      <text:p text:style-name="P51">2.3 Сведения о связях с другими программами</text:p>
      <text:p text:style-name="P52">…</text:p>
      <text:p text:style-name="P53">3. Настройка программы</text:p>
      <text:p text:style-name="P54">3.1 Настройка на состав технических средств</text:p>
      <text:p text:style-name="P55">…</text:p>
      <text:p text:style-name="P56">3.2 Настройка на состав программных средств</text:p>
      <text:p text:style-name="P57">…</text:p>
      <text:p text:style-name="P58"/>
      <text:p text:style-name="P59">4. Установка программы</text:p>
      <text:p text:style-name="P60">4.1 Инсталляция вспомогательного программного обеспечения</text:p>
      <text:p text:style-name="P61">…</text:p>
      <text:p text:style-name="P62">4.2 Инсталляция программы</text:p>
      <text:p text:style-name="P63"/>
      <text:p text:style-name="P64">5. Проверка программы</text:p>
      <text:p text:style-name="P65">…</text:p>
      <text:p text:style-name="P66">5.1 Описание способов проверки</text:p>
      <text:p text:style-name="P67">…</text:p>
      <text:p text:style-name="P68"/>
      <text:p text:style-name="Обычный"><text:span text:style-name="T69">6. Сообщение системному администратору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ALEX</dc:creator>
    <meta:creation-date>2023-02-05T22:37:00Z</meta:creation-date>
    <dc:date>2023-02-05T22:57:00Z</dc:date>
    <meta:template xlink:href="Normal.dotm" xlink:type="simple"/>
    <meta:editing-cycles>5</meta:editing-cycles>
    <meta:editing-duration>PT1200S</meta:editing-duration>
    <meta:document-statistic meta:page-count="1" meta:paragraph-count="4" meta:word-count="333" meta:character-count="2228" meta:row-count="15" meta:non-whitespace-character-count="1899"/>
  </office:meta>
</office:document-meta>
</file>